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7.214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605cm"/>
    </style:style>
    <style:style style:name="co16" style:family="table-column">
      <style:table-column-properties fo:break-before="auto" style:column-width="1.579cm"/>
    </style:style>
    <style:style style:name="co17" style:family="table-column">
      <style:table-column-properties fo:break-before="auto" style:column-width="1.226cm"/>
    </style:style>
    <style:style style:name="co18" style:family="table-column">
      <style:table-column-properties fo:break-before="auto" style:column-width="1.309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1.363cm"/>
    </style:style>
    <style:style style:name="co21" style:family="table-column">
      <style:table-column-properties fo:break-before="auto" style:column-width="1.503cm"/>
    </style:style>
    <style:style style:name="co22" style:family="table-column">
      <style:table-column-properties fo:break-before="auto" style:column-width="0.804cm"/>
    </style:style>
    <style:style style:name="co23" style:family="table-column">
      <style:table-column-properties fo:break-before="auto" style:column-width="0.9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default-cell-style-name="ce16"/>
        <table:table-column table:style-name="co9" table:default-cell-style-name="ce16"/>
        <table:table-column table:style-name="co13" table:default-cell-style-name="ce16"/>
        <table:table-column table:style-name="co2" table:default-cell-style-name="Default"/>
        <table:table-column table:style-name="co14" table:default-cell-style-name="ce15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number-columns-repeated="4" table:default-cell-style-name="ce16"/>
        <table:table-column table:style-name="co17" table:default-cell-style-name="ce16"/>
        <table:table-column table:style-name="co19" table:default-cell-style-name="ce16"/>
        <table:table-column table:style-name="co20" table:default-cell-style-name="ce16"/>
        <table:table-column table:style-name="co19" table:default-cell-style-name="ce16"/>
        <table:table-column table:style-name="co17" table:default-cell-style-name="ce16"/>
        <table:table-column table:style-name="co7" table:default-cell-style-name="ce16"/>
        <table:table-column table:style-name="co21" table:number-columns-repeated="3" table:default-cell-style-name="ce16"/>
        <table:table-column table:style-name="co22" table:default-cell-style-name="ce16"/>
        <table:table-column table:style-name="co23" table:default-cell-style-name="ce16"/>
        <table:table-column table:style-name="co1" table:number-columns-repeated="988" table:default-cell-style-name="Default"/>
        <table:table-column table:style-name="co24" table:number-columns-repeated="153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BCs</text:p>
          </table:table-cell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1" table:number-rows-spanned="2">
            <text:p>In</text:p>
          </table:table-cell>
          <table:table-cell table:style-name="ce1" office:value-type="string" calcext:value-type="string" table:number-columns-spanned="1" table:number-rows-spanned="2">
            <text:p>Out</text:p>
          </table:table-cell>
          <table:table-cell/>
          <table:table-cell table:style-name="ce19" office:value-type="string" calcext:value-type="string">
            <text:p>Presence in chips :</text:p>
          </table:table-cell>
          <table:table-cell table:style-name="ce15" table:number-columns-repeated="9"/>
          <table:table-cell/>
          <table:table-cell table:style-name="Default" table:number-columns-repeated="19"/>
          <table:table-cell table:number-columns-repeated="16348"/>
        </table:table-row>
        <table:table-row table:style-name="ro2">
          <table:covered-table-cell table:number-columns-repeated="5" table:style-name="ce1"/>
          <table:table-cell/>
          <table:table-cell table:style-name="ce15" office:value-type="float" office:value="7452" calcext:value-type="float">
            <text:p>7452</text:p>
          </table:table-cell>
          <table:table-cell table:style-name="ce15" office:value-type="float" office:value="51962" calcext:value-type="float">
            <text:p>51962</text:p>
          </table:table-cell>
          <table:table-cell table:style-name="ce15" office:value-type="float" office:value="52109" calcext:value-type="float">
            <text:p>52109</text:p>
          </table:table-cell>
          <table:table-cell table:style-name="ce15" office:value-type="string" calcext:value-type="string">
            <text:p>315-5195</text:p>
          </table:table-cell>
          <table:table-cell table:style-name="ce15" office:value-type="string" calcext:value-type="string">
            <text:p>315-5218</text:p>
          </table:table-cell>
          <table:table-cell table:style-name="ce15" office:value-type="float" office:value="51960" calcext:value-type="float">
            <text:p>51960</text:p>
          </table:table-cell>
          <table:table-cell table:style-name="ce15" office:value-type="float" office:value="51937" calcext:value-type="float">
            <text:p>51937</text:p>
          </table:table-cell>
          <table:table-cell table:style-name="ce15" office:value-type="float" office:value="52591" calcext:value-type="float">
            <text:p>52591</text:p>
          </table:table-cell>
          <table:table-cell table:style-name="ce15" office:value-type="string" calcext:value-type="string">
            <text:p>315-5197</text:p>
          </table:table-cell>
          <table:table-cell table:style-name="ce15" office:value-type="float" office:value="51316" calcext:value-type="float">
            <text:p>51316</text:p>
          </table:table-cell>
          <table:table-cell office:value-type="string" calcext:value-type="string">
            <text:p>CUS134</text:p>
          </table:table-cell>
          <table:table-cell table:style-name="ce15" office:value-type="string" calcext:value-type="string">
            <text:p>CUS137</text:p>
          </table:table-cell>
          <table:table-cell table:style-name="ce15" office:value-type="string" calcext:value-type="string">
            <text:p>CUS102</text:p>
          </table:table-cell>
          <table:table-cell table:style-name="Default" table:number-columns-repeated="17"/>
          <table:table-cell table:number-columns-repeated="16348"/>
        </table:table-row>
        <table:table-row table:style-name="ro2">
          <table:table-cell table:style-name="ce15" office:value-type="string" calcext:value-type="string">
            <text:p>V1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V2B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Power 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N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K1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N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5" office:value-type="string" calcext:value-type="string">
            <text:p>N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 table:number-columns-repeated="1007"/>
          <table:table-cell table:number-columns-repeated="15360"/>
        </table:table-row>
        <table:table-row table:style-name="ro2">
          <table:table-cell table:style-name="ce15" office:value-type="string" calcext:value-type="string">
            <text:p>D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3-in AO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3-in OA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V3A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:2 selec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D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D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D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6" office:value-type="string" calcext:value-type="string">
            <text:p>D44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2-wide 2OR 2AND 4-in AO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3"/>
          <table:table-cell table:style-name="Default" table:number-columns-repeated="2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4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16374"/>
        </table:table-row>
        <table:table-row table:style-name="ro2">
          <table:table-cell table:style-name="ce15" office:value-type="string" calcext:value-type="string">
            <text:p>T2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T2D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K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3" table:style-name="ce15" office:value-type="string" calcext:value-type="string">
            <text:p>YES</text:p>
          </table:table-cell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K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AND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K4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N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N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16348"/>
        </table:table-row>
        <table:table-row table:style-name="ro2">
          <table:table-cell table:style-name="ce15" office:value-type="string" calcext:value-type="string">
            <text:p>N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N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office:value-type="string" calcext:value-type="string">
            <text:p>D36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3-in AO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V3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Dual 1:2 sel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X1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N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X2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5" office:value-type="string" calcext:value-type="string">
            <text:p>T2C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ual 2:1 selecto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LT1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SR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office:value-type="string" calcext:value-type="string">
            <text:p>LT2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1-bit data la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LTK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ata latch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AND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/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OR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T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AND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U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OR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T5A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4:1 selector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LTL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ata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DE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2:4 decod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BD3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AND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5" office:value-type="string" calcext:value-type="string">
            <text:p>R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OR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T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AND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17"/>
          <table:table-cell table:number-columns-repeated="16348"/>
        </table:table-row>
        <table:table-row table:style-name="ro2">
          <table:table-cell table:style-name="ce16" office:value-type="string" calcext:value-type="string">
            <text:p>T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AND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U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OR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OR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M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AND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OR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style-name="Default" table:number-columns-repeated="4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T33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3AND 3-wide MUX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33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Power 3OR 3-wide MU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6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20" office:value-type="string" calcext:value-type="string">
            <text:p>FDN !</text:p>
          </table:table-cell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DD673106U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FDN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number-columns-repeated="7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FDO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re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office:value-type="string" calcext:value-type="string">
            <text:p>SM2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chmitt trigger in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2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Power 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7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16348"/>
        </table:table-row>
        <table:table-row table:style-name="ro2">
          <table:table-cell table:style-name="ce15" office:value-type="string" calcext:value-type="string">
            <text:p>FDP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set and reset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A1N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1-bit full a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SM1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Schmitt trigger inp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315-5216</text:p>
          </table:table-cell>
          <table:table-cell table:style-name="ce18" table:number-columns-repeated="16364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N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AND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R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OR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T26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2AND 6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T34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3AND 4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office:value-type="string" calcext:value-type="string">
            <text:p>T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AND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26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2OR 6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34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3OR 4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OR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FD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pres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FD5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cle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8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FF and lat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G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sedge power DFF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BD5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6" office:value-type="string" calcext:value-type="string">
            <text:p>FD4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DE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Posedge power 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5" office:value-type="string" calcext:value-type="string">
            <text:p>KCB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Block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office:value-type="string" calcext:value-type="string">
            <text:p>N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AND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R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OR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T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AND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T44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Power 4AND 4-wide MUX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5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office:value-type="string" calcext:value-type="string">
            <text:p>U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OR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U4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4OR 4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FDD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sedge 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FJ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JKFF with cle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C11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FF for count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  <table:table-cell table:style-name="ce15" office:value-type="string" calcext:value-type="string">
            <text:p>YES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number-columns-repeated="16366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6" office:value-type="string" calcext:value-type="string">
            <text:p>FJ5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Power JKFF with clear and pres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JD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Posedge power JKFF with clea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20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5" office:value-type="string" calcext:value-type="string">
            <text:p>LT4</text:p>
          </table:table-cell>
          <table:table-cell table:style-name="ce15" office:value-type="float" office:value="13" calcext:value-type="float">
            <text:p>13</text:p>
          </table:table-cell>
          <table:table-cell table:style-name="ce18" office:value-type="string" calcext:value-type="string">
            <text:p>4-bit data latch</text:p>
          </table:table-cell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4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6" office:value-type="string" calcext:value-type="string">
            <text:p>LT3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4-bit data latc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LTM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4-bit data latch with cl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DE3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3:8 deco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5" office:value-type="string" calcext:value-type="string">
            <text:p>A2N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2-bit full adder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BD6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Delay cell</text:p>
          </table:table-cell>
          <table:table-cell table:number-columns-repeated="16381"/>
        </table:table-row>
        <table:table-row table:style-name="ro2">
          <table:table-cell table:style-name="ce15" office:value-type="string" calcext:value-type="string">
            <text:p>FS1</text:p>
          </table:table-cell>
          <table:table-cell table:style-name="ce15" office:value-type="float" office:value="18" calcext:value-type="float">
            <text:p>18</text:p>
          </table:table-cell>
          <table:table-cell table:style-name="ce18" office:value-type="string" calcext:value-type="string">
            <text:p>4-bit SIPO</text:p>
          </table:table-cell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FDS</text:p>
          </table:table-cell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FDQ</text:p>
          </table:table-cell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C41</text:p>
          </table:table-cell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4-bit binary async co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FDR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4-bit DFF with clear</text:p>
          </table:table-cell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office:value-type="string" calcext:value-type="string">
            <text:p>FS2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4-bit shift register with sync load</text:p>
          </table:table-cell>
          <table:table-cell table:number-columns-repeated="16381"/>
        </table:table-row>
        <table:table-row table:style-name="ro2">
          <table:table-cell table:style-name="ce15" office:value-type="string" calcext:value-type="string">
            <text:p>C42</text:p>
          </table:table-cell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4-bit binary sync counter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8"/>
          <table:table-cell table:style-name="ce15" table:number-columns-repeated="7"/>
          <table:table-cell table:style-name="ce18"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FS3</text:p>
          </table:table-cell>
          <table:table-cell table:style-name="ce15" office:value-type="float" office:value="34" calcext:value-type="float">
            <text:p>34</text:p>
          </table:table-cell>
          <table:table-cell table:style-name="ce18" office:value-type="string" calcext:value-type="string">
            <text:p>4-bit shift register with async load</text:p>
          </table:table-cell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MC4</text:p>
          </table:table-cell>
          <table:table-cell table:style-name="ce15" office:value-type="float" office:value="42" calcext:value-type="float">
            <text:p>42</text:p>
          </table:table-cell>
          <table:table-cell table:style-name="ce18" office:value-type="string" calcext:value-type="string">
            <text:p>4-bit magnitude comparator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8"/>
          <table:table-cell table:style-name="ce15" table:number-columns-repeated="5"/>
          <table:table-cell table:number-columns-repeated="16371"/>
        </table:table-row>
        <table:table-row table:style-name="ro2">
          <table:table-cell table:style-name="ce15" office:value-type="string" calcext:value-type="string">
            <text:p>C43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table:number-columns-repeated="2"/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C45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table:number-columns-repeated="2"/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style-name="ce15" table:number-columns-repeated="6"/>
          <table:table-cell table:style-name="ce18"/>
          <table:table-cell/>
          <table:table-cell table:style-name="ce15" table:number-columns-repeated="2"/>
          <table:table-cell table:style-name="ce18" office:value-type="string" calcext:value-type="string">
            <text:p>RDD673106U</text:p>
          </table:table-cell>
          <table:table-cell table:style-name="ce15" table:number-columns-repeated="16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A4H</text:p>
          </table:table-cell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4-bit full adder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C47</text:p>
          </table:table-cell>
          <table:table-cell table:style-name="ce16" office:value-type="float" office:value="68" calcext:value-type="float">
            <text:p>68</text:p>
          </table:table-cell>
          <table:table-cell office:value-type="string" calcext:value-type="string">
            <text:p>4-bit binary sync up/down counte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>
            <text:p>Red = mistake was found in cell RE, die trace and schematics were not updated yet !</text:p>
          </table:table-cell>
          <table:table-cell table:number-columns-repeated="16383"/>
        </table:table-row>
        <table:table-row table:style-name="ro2" table:number-rows-repeated="4">
          <table:table-cell table:style-name="ce16" table:number-columns-repeated="2"/>
          <table:table-cell table:number-columns-repeated="16382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5">
          <table:table-cell table:style-name="ce16" table:number-columns-repeated="2"/>
          <table:table-cell table:number-columns-repeated="16382"/>
        </table:table-row>
        <table:table-row table:style-name="ro2" table:number-rows-repeated="10484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8:Feuille1.E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2-17T23:50:50.23</meta:creation-date>
    <meta:generator>LibreOffice/7.4.1.2$Windows_X86_64 LibreOffice_project/3c58a8f3a960df8bc8fd77b461821e42c061c5f0</meta:generator>
    <dc:date>2024-08-02T01:47:55.954000000</dc:date>
    <meta:editing-duration>P50DT27M29S</meta:editing-duration>
    <meta:editing-cycles>231</meta:editing-cycles>
    <meta:document-statistic meta:table-count="3" meta:cell-count="870" meta:object-count="0"/>
  </office:meta>
</office:document-meta>
</file>